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4b537" style:font-style-asian="italic" style:font-style-complex="italic"/>
    </style:style>
    <style:style style:name="P2" style:family="paragraph" style:parent-style-name="Footer">
      <style:text-properties officeooo:paragraph-rsid="0004b537"/>
    </style:style>
    <style:style style:name="P3" style:family="paragraph" style:parent-style-name="Standard">
      <style:text-properties officeooo:paragraph-rsid="0004b537"/>
    </style:style>
    <style:style style:name="P4" style:family="paragraph" style:parent-style-name="Standard">
      <style:text-properties fo:font-style="normal" style:text-underline-style="none" fo:font-weight="normal" officeooo:paragraph-rsid="0004b53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normal" officeooo:paragraph-rsid="0004b53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2pt" style:text-underline-style="none" officeooo:paragraph-rsid="0004b537" style:font-size-asian="12pt" style:font-size-complex="12pt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paragraph-rsid="0004b537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paragraph-rsid="0004b537" style:font-size-asian="14pt" style:font-size-complex="14pt"/>
    </style:style>
    <style:style style:name="P9" style:family="paragraph" style:parent-style-name="Standard" style:list-style-name="L1">
      <style:text-properties fo:font-size="14pt" style:text-underline-style="solid" style:text-underline-width="auto" style:text-underline-color="font-color" officeooo:paragraph-rsid="0004b537" style:font-size-asian="14pt" style:font-size-complex="14pt"/>
    </style:style>
    <style:style style:name="P10" style:family="paragraph" style:parent-style-name="Standard" style:list-style-name="L2">
      <style:text-properties fo:font-style="normal" style:text-underline-style="none" fo:font-weight="normal" officeooo:rsid="000b8198" officeooo:paragraph-rsid="000b819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b8d70" officeooo:paragraph-rsid="0009e8eb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0b8198" officeooo:paragraph-rsid="000b8198"/>
    </style:style>
    <style:style style:name="T1" style:family="text">
      <style:text-properties officeooo:rsid="0009fd5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8d70"/>
    </style:style>
    <style:style style:name="T4" style:family="text">
      <style:text-properties officeooo:rsid="001ca730"/>
    </style:style>
    <style:style style:name="T5" style:family="text">
      <style:text-properties officeooo:rsid="001bc0d8"/>
    </style:style>
    <style:style style:name="T6" style:family="text">
      <style:text-properties officeooo:rsid="0004b537"/>
    </style:style>
    <style:style style:name="T7" style:family="text">
      <style:text-properties officeooo:rsid="0009e8eb"/>
    </style:style>
    <style:style style:name="T8" style:family="text">
      <style:text-properties officeooo:rsid="000d6d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UTES</text:p>
      <text:p text:style-name="P3"/>
      <text:p text:style-name="P3">Project Title: Group 12 Project</text:p>
      <text:p text:style-name="P3">Meeting Purpose: <text:span text:style-name="T7">First design specification review</text:span></text:p>
      <text:p text:style-name="P3">People Present: <text:span text:style-name="T6">Everyone present</text:span></text:p>
      <text:p text:style-name="P3">Location: <text:span text:style-name="T6">c57a</text:span></text:p>
      <text:p text:style-name="P3">Date: <text:span text:style-name="T7">28</text:span>/<text:span text:style-name="T7">11</text:span>/<text:span text:style-name="T4">20</text:span>13</text:p>
      <text:p text:style-name="P3">Circulation list: <text:span text:style-name="T6">All group members</text:span></text:p>
      <text:p text:style-name="P3">Author of the minutes: <text:span text:style-name="T3">Declan Beynon</text:span></text:p>
      <text:p text:style-name="P3">Date the minutes were produced: <text:span text:style-name="T7">28/11</text:span>/<text:span text:style-name="T5">20</text:span>13</text:p>
      <text:p text:style-name="P3">Version: 1.<text:span text:style-name="T1">1</text:span></text:p>
      <text:p text:style-name="Standard"/>
      <text:p text:style-name="Standard"/>
      <text:p text:style-name="Standard"/>
      <text:p text:style-name="P8">Matters Arising</text:p>
      <text:list xml:id="list637620240076579204" text:style-name="L1">
        <text:list-header>
          <text:p text:style-name="P9"/>
        </text:list-header>
        <text:list-item>
          <text:p text:style-name="P12">Design specification – first draft completed.</text:p>
        </text:list-item>
        <text:list-item>
          <text:p text:style-name="P12">Brought to meeting for review <text:span text:style-name="T8">by group and project manager.</text:span></text:p>
        </text:list-item>
      </text:list>
      <text:p text:style-name="Standard"/>
      <text:p text:style-name="P5">New Business</text:p>
      <text:p text:style-name="P5"/>
      <text:list xml:id="list1093382014915612543" text:style-name="L2">
        <text:list-item>
          <text:p text:style-name="P10">Design specification reviewed in meeting.</text:p>
          <text:p text:style-name="P10">ACTION: anp28, srp11, thw10, fik, lot15, bea16, lps1, dpb1</text:p>
        </text:list-item>
        <text:list-item>
          <text:p text:style-name="P10">Points taken forward/notes taken on improvements to be made and any changes necessary. </text:p>
        </text:list-item>
      </text:list>
      <text:p text:style-name="Standard"/>
      <text:p text:style-name="P8"/>
      <text:p text:style-name="P8">AOB</text:p>
      <text:p text:style-name="P6"/>
      <text:p text:style-name="P4"><text:s text:c="6"/>N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a xlink:type="simple" xlink:href="mailto:dpb1@aber.ac.uk">dpb1@aber.ac.uk</text:a> <text:span text:style-name="T7">28/11</text:span>/<text:span text:style-name="T5">20</text:span>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4b537" style:font-style-asian="italic" style:font-style-complex="italic"/>
    </style:style>
    <style:style style:name="MP2" style:family="paragraph" style:parent-style-name="Footer">
      <style:text-properties officeooo:paragraph-rsid="0004b537"/>
    </style:style>
    <style:style style:name="MT1" style:family="text">
      <style:text-properties officeooo:rsid="0009fd5c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7:03:01.264625000</dc:date>
    <meta:editing-duration>PT16M15S</meta:editing-duration>
    <meta:editing-cycles>7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2" meta:word-count="104" meta:character-count="717" meta:non-whitespace-character-count="630"/>
  </office:meta>
</office:document-meta>
</file>